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47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47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534cm" dr3d:backface-culling="enabled" dr3d:close-front="true" dr3d:close-back="true" dr3d:normals-kind="object" dr3d:normals-direction="inverse" dr3d:texture-generation-mode-x="parallel" dr3d:texture-generation-mode-y="parallel" dr3d:texture-filter="enabled" dr3d:emissive-color="#000000" dr3d:specular-color="#ffffff" dr3d:shininess="15%" dr3d:shadow="hidden"/>
    </style:style>
    <style:style style:name="gr4" style:family="graphic" style:parent-style-name="objectwithoutfill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objectwithoutfill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7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6" style:family="graphic" style:parent-style-name="objectwithoutfill">
      <style:graphic-properties draw:stroke="none" draw:stroke-dash="Dash_20_2" svg:stroke-width="0cm" svg:stroke-color="#9966cc" draw:marker-start="" draw:marker-start-width="0.3cm" draw:marker-start-center="false" draw:marker-end="" draw:marker-end-width="0.3cm" draw:marker-end-center="false" svg:stroke-opacity="100%" draw:stroke-linejoin="round" draw:fill="solid" draw:fill-color="#9966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objectwithoutfill">
      <style:graphic-properties draw:stroke="none" draw:stroke-dash="Dash_20_2" svg:stroke-width="0cm" svg:stroke-color="#9966cc" draw:marker-start="" draw:marker-start-width="0.3cm" draw:marker-start-center="false" draw:marker-end="" draw:marker-end-width="0.3cm" draw:marker-end-center="false" svg:stroke-opacity="100%" draw:stroke-linejoin="round" draw:fill="solid" draw:fill-color="#9966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73cm" dr3d:backface-culling="enabled" dr3d:close-front="true" dr3d:close-back="true" dr3d:normals-kind="object" dr3d:normals-direction="inverse" dr3d:texture-generation-mode-x="parallel" dr3d:texture-generation-mode-y="parallel" dr3d:texture-filter="enabled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color="#000000" draw:fill="none" draw:fill-color="#ffffff" fo:min-height="1.696cm" text:animation="slide" text:animation-repea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Gautami" style:font-family-generic="swiss" style:font-pitch="variable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family="Impact" style:font-style-name="Regular" style:font-family-generic="swiss" style:font-pitch="variable" fo:font-size="20pt" style:font-size-asian="20pt" style:font-size-complex="20pt"/>
    </style:style>
    <style:style style:name="T2" style:family="text">
      <style:text-properties fo:font-family="Gautami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9cm" svg:height="3cm" svg:x="1cm" svg:y="1cm" draw:corner-radius="0.5cm">
          <text:p text:style-name="P3"/>
        </draw:rect>
        <dr3d:scene draw:style-name="gr2" svg:width="2.004cm" svg:height="2.004cm" svg:x="1.997cm" svg:y="1.496cm" dr3d:transform="matrix (1 0 0 0 0.939692620785931 0.342020143325607 0 -0.342020143325607 0.939692620785931 -3.5cm 2.67547408542925cm 0.689657464395575cm)" dr3d:vrp="(0 0 6251.14285714286)" dr3d:vpn="(0 0 5717.14285714286)" dr3d:projection="perspective" dr3d:distance="0.5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500 -4000 2000 2500" svg:d="m3000-4000-51 3-50 7-48 12-46 17-43 21-41 25-39 29-35 32-33 36-29 39-25 41-21 43-17 46-12 48-7 50-3 51v1500l3 51 7 50 12 48 17 46 21 43 25 41 29 39 33 35 35 33 39 29 41 25 43 21 46 17 48 12 50 7 51 3h1000l51-3 50-7 48-12 46-17 43-21 41-25 39-29 36-33 32-35 29-39 25-41 21-43 17-46 12-48 7-50 3-51v-1500l-3-51-7-50-12-48-17-46-21-43-25-41-29-39-32-36-36-32-39-29-41-25-43-21-46-17-48-12-50-7-51-3z"/>
        </dr3d:scene>
        <dr3d:scene draw:style-name="gr4" svg:width="1.518cm" svg:height="1.017cm" svg:x="1.481cm" svg:y="1.982cm" dr3d:transform="matrix (1 0 0 0 0.939692620785931 0.342020143325607 0 -0.342020143325607 0.939692620785931 -5.5cm 6.64163510223174cm 2.21888832950267cm)" dr3d:vrp="(0 0 6087.14285714286)" dr3d:vpn="(0 0 5717.14285714286)" dr3d:projection="perspective" dr3d:distance="0.3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4500 -7500 2000 1000" svg:d="m4500-6500h1500l500-500-500-500h-1500l500 500z"/>
        </dr3d:scene>
        <dr3d:scene draw:style-name="gr6" svg:width="1.504cm" svg:height="1.001cm" svg:x="2.997cm" svg:y="1.999cm" dr3d:transform="matrix (1 0 0 0 0.939692620785931 0.342020143325607 0 -0.342020143325607 0.939692620785931 -5cm 2.88286461908802cm 0.850807756200244cm)" dr3d:vrp="(0 0 6090.14285714286)" dr3d:vpn="(0 0 5717.14285714286)" dr3d:projection="perspective" dr3d:distance="0.37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4000 -3500 2000 1000" svg:d="m4000-2500h1500l500-500-500-500h-1500l500 500z"/>
        </dr3d:scene>
        <draw:frame draw:style-name="gr8" draw:text-style-name="P2" draw:layer="layout" svg:width="13cm" svg:height="2.084cm" svg:x="4.806cm" svg:y="1.645cm">
          <draw:text-box>
            <text:p text:style-name="P2"><text:span text:style-name="T1">SCA Tours</text:span></text:p>
            <text:p text:style-name="P2"><text:span text:style-name="T2">The reference for great service</text:span></text:p>
          </draw:text-box>
        </draw:frame>
        <draw:frame draw:style-name="gr9" draw:text-style-name="P3" draw:layer="layout" svg:width="0.502cm" svg:height="0.963cm" svg:x="6cm" svg:y="-0.5cm">
          <draw:text-box>
            <text:p text:style-name="P3"/>
          </draw:text-box>
        </draw:frame>
        <draw:frame draw:style-name="gr9" draw:text-style-name="P3" draw:layer="layout" svg:width="0.502cm" svg:height="0.963cm" svg:x="9.5cm" svg:y="5.5cm">
          <draw:text-box>
            <text:p text:style-name="P3"/>
          </draw:text-box>
        </draw:frame>
        <draw:path draw:style-name="gr10" draw:text-style-name="P1" draw:layer="layout" svg:width="0.872cm" svg:height="0.238cm" svg:x="4.458cm" svg:y="2.424cm" svg:viewBox="0 0 873 239" svg:d="m0 116c33-134 266-189 291 40 19 172 275 31 397-13h132 53">
          <text:p text:style-name="P3"/>
        </draw:path>
        <draw:line draw:style-name="gr11" draw:text-style-name="P1" draw:layer="layout" svg:x1="5.331cm" svg:y1="2.567cm" svg:x2="13.831cm" svg:y2="2.56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07-27T16:54:49</dc:date>
    <meta:editing-cycles>19</meta:editing-cycles>
    <meta:editing-duration>P1DT8H33M4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